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55308d" draw:marker-start-width="0.242cm" draw:marker-end-width="0.242cm" draw:fill-color="#ecdda4" draw:textarea-horizontal-align="justify" draw:textarea-vertical-align="middle" draw:auto-grow-height="false" fo:min-height="2.743cm" fo:min-width="10.274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solid" svg:stroke-width="0.028cm" svg:stroke-color="#55308d" draw:marker-start-width="0.242cm" draw:marker-end-width="0.242cm" draw:fill-color="#ab97fd" draw:textarea-horizontal-align="justify" draw:textarea-vertical-align="middle" draw:auto-grow-height="false" fo:min-height="6.946cm" fo:min-width="1.33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solid" svg:stroke-width="0.028cm" svg:stroke-color="#55308d" draw:marker-start-width="0.242cm" draw:marker-end-width="0.242cm" draw:fill-color="#e4a82f" draw:textarea-horizontal-align="justify" draw:textarea-vertical-align="middle" draw:auto-grow-height="false" fo:min-height="2.74cm" fo:min-width="10.274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55308d" draw:marker-start-width="0.242cm" draw:marker-end-width="0.242cm" draw:fill-color="#ab97fd" draw:textarea-horizontal-align="justify" draw:textarea-vertical-align="middle" draw:auto-grow-height="false" fo:min-height="6.946cm" fo:min-width="1.121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55308d" draw:marker-start-width="0.242cm" draw:marker-end-width="0.242cm" draw:fill-color="#d8fafe" draw:textarea-horizontal-align="justify" draw:textarea-vertical-align="middle" draw:auto-grow-height="false" fo:min-height="2.74cm" fo:min-width="10.271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 style:list-style-name="L1">
      <style:graphic-properties svg:stroke-width="0.028cm" svg:stroke-color="#55308d" draw:marker-start-width="0.242cm" draw:marker-end-width="0.242cm" draw:fill-color="#ab97fd" draw:textarea-horizontal-align="justify" draw:textarea-vertical-align="middle" draw:auto-grow-height="false" fo:min-height="7.069cm" fo:min-width="1.172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none" draw:fill="none" fo:min-height="1.835cm"/>
      <style:paragraph-properties style:writing-mode="lr-tb"/>
    </style:style>
    <style:style style:name="gr8" style:family="graphic" style:parent-style-name="standard">
      <style:graphic-properties draw:stroke="none" draw:fill="none" fo:min-height="1.834cm"/>
      <style:paragraph-properties style:writing-mode="lr-tb"/>
    </style:style>
    <style:style style:name="gr9" style:family="graphic" style:parent-style-name="standard">
      <style:graphic-properties draw:stroke="none" draw:fill="none" fo:min-height="1.513cm"/>
      <style:paragraph-properties style:writing-mode="lr-tb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2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3" style:family="paragraph">
      <loext:graphic-properties draw:fill-color="#ab97fd"/>
      <style:paragraph-properties fo:text-align="center" style:writing-mode="lr-tb"/>
      <style:text-properties style:font-name="Century Gothic" fo:font-size="32pt" fo:font-weight="bold" style:font-size-asian="32pt" style:font-size-complex="32pt"/>
    </style:style>
    <style:style style:name="P4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5" style:family="paragraph">
      <loext:graphic-properties draw:fill-color="#d8fafe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6" style:family="paragraph">
      <loext:graphic-properties draw:fill-color="#ab97fd"/>
      <style:paragraph-properties fo:margin-left="0cm" fo:margin-right="0cm" fo:margin-top="0cm" fo:margin-bottom="0cm" fo:line-height="100%" fo:text-align="center" fo:text-indent="0cm" style:writing-mode="lr-tb"/>
      <style:text-properties style:font-name="Century Gothic" fo:font-size="32pt" fo:font-weight="bold" style:font-size-asian="32pt" style:font-size-complex="32pt"/>
    </style:style>
    <style:style style:name="P7" style:family="paragraph">
      <style:text-properties fo:color="#2e006f" loext:opacity="100%"/>
    </style:style>
    <style:style style:name="P8" style:family="paragraph">
      <loext:graphic-properties draw:fill="none"/>
      <style:text-properties fo:color="#2e006f" loext:opacity="100%"/>
    </style:style>
    <style:style style:name="P9" style:family="paragraph">
      <style:text-properties fo:color="#2e006f" loext:opacity="100%" style:font-name="Century Gothic" fo:font-size="30pt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color="#2e006f" loext:opacity="100%" style:font-name="Century Gothic" fo:font-size="30pt" fo:font-weight="bold" style:font-size-asian="32pt" style:font-weight-asian="bold" style:font-size-complex="32pt" style:font-weight-complex="bold"/>
    </style:style>
    <style:style style:name="T1" style:family="text">
      <style:text-properties fo:color="#2e006f" loext:opacity="100%" fo:font-weight="bold"/>
    </style:style>
    <style:style style:name="T2" style:family="text">
      <style:text-properties fo:color="#2e006f" loext:opacity="100%" style:font-name="Century Gothic" fo:font-size="32pt" fo:font-weight="bold" style:font-size-asian="32pt" style:font-size-complex="32pt"/>
    </style:style>
    <style:style style:name="T3" style:family="text">
      <style:text-properties style:font-name="Century Gothic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74cm" svg:height="2.993cm" svg:x="15.283cm" svg:y="1.55cm">
          <text:p text:style-name="P1"><text:span text:style-name="T1">Lo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33cm" svg:height="8.255cm" svg:x="19.174cm" svg:y="5.4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0.774cm" svg:height="2.99cm" svg:x="15.283cm" svg:y="14.175cm">
          <text:p text:style-name="P1"><text:span text:style-name="T1">Error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97cm" svg:height="8.255cm" draw:transform="skewX (-0.000698131700797725) rotate (0.523075176822701) translate (22.013cm 18.5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0.771cm" svg:height="2.99cm" svg:x="7.602cm" svg:y="25.247cm">
          <text:p text:style-name="P1"><text:span text:style-name="T1">SparkErr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771cm" svg:height="2.99cm" svg:x="24.091cm" svg:y="25.247cm">
          <text:p text:style-name="P1"><text:span text:style-name="T1">MysqlErr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98cm" svg:height="8.396cm" draw:transform="skewX (-0.00017453292519943) rotate (-0.523773308523499) translate (16.968cm 16.96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10.502cm" svg:height="2.085cm" draw:transform="rotate (1.0471975511966) translate (13.647cm 24.314cm)">
          <draw:text-box>
            <text:p text:style-name="P7"><text:span text:style-name="T2">Filter (“spark”)</text:span></text:p>
          </draw:text-box>
        </draw:frame>
        <draw:frame draw:style-name="gr8" draw:text-style-name="P8" draw:layer="layout" svg:width="8.087cm" svg:height="2.084cm" draw:transform="rotate (1.5707963267949) translate (19.998cm 13.184cm)">
          <draw:text-box>
            <text:p text:style-name="P7"><text:span text:style-name="T2">Filter (“error”)</text:span></text:p>
          </draw:text-box>
        </draw:frame>
        <draw:frame draw:style-name="gr9" draw:text-style-name="P10" draw:layer="layout" svg:width="10.793cm" svg:height="1.763cm" draw:transform="rotate (-1.0471975511966) translate (24.16cm 17.211cm)">
          <draw:text-box>
            <text:p text:style-name="P9"><text:span text:style-name="T3">Filter (“mysql”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21:39:51.990527223</meta:creation-date>
    <dc:date>2021-05-09T12:40:16.143229619</dc:date>
    <meta:editing-duration>PT14M37S</meta:editing-duration>
    <meta:editing-cycles>2</meta:editing-cycles>
    <meta:generator>LibreOffice/7.1.2.2$MacOSX_X86_64 LibreOffice_project/8a45595d069ef5570103caea1b71cc9d82b2aae4</meta:generator>
    <meta:document-statistic meta:object-count="10"/>
  </office:meta>
</office:document-meta>
</file>